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202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9072" calcext:value-type="float">
            <text:p>96.9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1392" calcext:value-type="float">
            <text:p>96.4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3272" calcext:value-type="float">
            <text:p>96.2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2024" calcext:value-type="float">
            <text:p>99.2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7392" calcext:value-type="float">
            <text:p>102.5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368" calcext:value-type="float">
            <text:p>101.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444" calcext:value-type="float">
            <text:p>96.4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7184" calcext:value-type="float">
            <text:p>94.8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9016" calcext:value-type="float">
            <text:p>99.5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3392" calcext:value-type="float">
            <text:p>97.2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704" calcext:value-type="float">
            <text:p>94.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6728" calcext:value-type="float">
            <text:p>98.0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5536" calcext:value-type="float">
            <text:p>94.5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200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4976" calcext:value-type="float">
            <text:p>93.9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9632" calcext:value-type="float">
            <text:p>93.8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0032" calcext:value-type="float">
            <text:p>93.2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4016" calcext:value-type="float">
            <text:p>93.8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199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8968" calcext:value-type="float">
            <text:p>93.0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199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112" calcext:value-type="float">
            <text:p>92.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199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1352" calcext:value-type="float">
            <text:p>92.3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3024" calcext:value-type="float">
            <text:p>92.0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199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6512" calcext:value-type="float">
            <text:p>91.7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198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7264" calcext:value-type="float">
            <text:p>91.6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8288" calcext:value-type="float">
            <text:p>91.4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198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05176" calcext:value-type="float">
            <text:p>91.7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724" calcext:value-type="float">
            <text:p>92.2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198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8472" calcext:value-type="float">
            <text:p>92.1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5408" calcext:value-type="float">
            <text:p>91.2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2424" calcext:value-type="float">
            <text:p>91.0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0376" calcext:value-type="float">
            <text:p>91.4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2528" calcext:value-type="float">
            <text:p>91.0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197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202</text:p>
          </table:table-cell>
          <table:table-cell office:value-type="string" calcext:value-type="string">
            <text:p>TWDB:0724202</text:p>
          </table:table-cell>
          <table:table-cell office:value-type="string" calcext:value-type="string">
            <text:p>196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